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695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0 年 5 月 底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15126" table:style-name="ce25">
            <text:p>–15,126</text:p>
          </table:table-cell>
          <table:table-cell office:value-type="float" office:value="-0.64327098404725391" table:style-name="ce26">
            <text:p>–0.64</text:p>
          </table:table-cell>
          <table:table-cell office:value-type="float" office:value="-7.5739970702337951" table:style-name="ce26">
            <text:p>–7.57</text:p>
          </table:table-cell>
          <table:table-cell office:value-type="float" office:value="-2808" table:style-name="ce25">
            <text:p>–2,808</text:p>
          </table:table-cell>
          <table:table-cell office:value-type="float" office:value="-0.11945564471100562" table:style-name="ce27">
            <text:p>–0.12</text:p>
          </table:table-cell>
          <table:table-cell office:value-type="float" office:value="-1.4064938812747434" table:style-name="ce26">
            <text:p>–1.41</text:p>
          </table:table-cell>
          <table:table-cell office:value-type="float" office:value="12300" table:style-name="ce25">
            <text:p>12,300</text:p>
          </table:table-cell>
          <table:table-cell office:value-type="float" office:value="0.52325656337085791" table:style-name="ce27">
            <text:p>0.52</text:p>
          </table:table-cell>
          <table:table-cell office:value-type="float" office:value="6.1609240525923594" table:style-name="ce26">
            <text:p>6.16</text:p>
          </table:table-cell>
          <table:table-cell office:value-type="float" office:value="15108" table:style-name="ce25">
            <text:p>15,108</text:p>
          </table:table-cell>
          <table:table-cell office:value-type="float" office:value="0.64271220808186347" table:style-name="ce27">
            <text:p>0.64</text:p>
          </table:table-cell>
          <table:table-cell office:value-type="float" office:value="7.5674179338671035" table:style-name="ce26">
            <text:p>7.57</text:p>
          </table:table-cell>
          <table:table-cell office:value-type="float" office:value="12634" table:style-name="ce28">
            <text:p>12,634</text:p>
          </table:table-cell>
          <table:table-cell office:value-type="float" office:value="12407" table:style-name="ce25">
            <text:p>12,407</text:p>
          </table:table-cell>
          <table:table-cell office:value-type="float" office:value="227" table:style-name="ce25">
            <text:p>227</text:p>
          </table:table-cell>
          <table:table-cell office:value-type="float" office:value="0.5374653188314974" table:style-name="ce27">
            <text:p>0.54</text:p>
          </table:table-cell>
          <table:table-cell office:value-type="float" office:value="6.3282206894676305" table:style-name="ce26">
            <text:p>6.33</text:p>
          </table:table-cell>
          <table:table-cell office:value-type="float" office:value="3875" table:style-name="ce28">
            <text:p>3,875</text:p>
          </table:table-cell>
          <table:table-cell office:value-type="float" office:value="3828" table:style-name="ce25">
            <text:p>3,828</text:p>
          </table:table-cell>
          <table:table-cell office:value-type="float" office:value="47" table:style-name="ce25">
            <text:p>47</text:p>
          </table:table-cell>
          <table:table-cell office:value-type="float" office:value="0.1648470880538272" table:style-name="ce27">
            <text:p>0.16</text:p>
          </table:table-cell>
          <table:table-cell office:value-type="float" office:value="1.9409415206337719" table:style-name="ce29">
            <text:p>1.9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1711" table:style-name="ce25">
            <text:p>–1,711</text:p>
          </table:table-cell>
          <table:table-cell office:value-type="float" office:value="-0.42480503906667033" table:style-name="ce26">
            <text:p>–0.42</text:p>
          </table:table-cell>
          <table:table-cell office:value-type="float" office:value="-5.0017367503011174" table:style-name="ce26">
            <text:p>–5.00</text:p>
          </table:table-cell>
          <table:table-cell office:value-type="float" office:value="-348" table:style-name="ce28">
            <text:p>–348</text:p>
          </table:table-cell>
          <table:table-cell office:value-type="float" office:value="-8.6419380589089628E-2" table:style-name="ce26">
            <text:p>–0.09</text:p>
          </table:table-cell>
          <table:table-cell office:value-type="float" office:value="-1.0175185133876681" table:style-name="ce26">
            <text:p>–1.02</text:p>
          </table:table-cell>
          <table:table-cell office:value-type="float" office:value="1841" table:style-name="ce28">
            <text:p>1,841</text:p>
          </table:table-cell>
          <table:table-cell office:value-type="float" office:value="0.45717838984055748" table:style-name="ce26">
            <text:p>0.46</text:p>
          </table:table-cell>
          <table:table-cell office:value-type="float" office:value="5.3829068481226932" table:style-name="ce26">
            <text:p>5.38</text:p>
          </table:table-cell>
          <table:table-cell office:value-type="float" office:value="2189" table:style-name="ce28">
            <text:p>2,189</text:p>
          </table:table-cell>
          <table:table-cell office:value-type="float" office:value="0.54359777042964708" table:style-name="ce26">
            <text:p>0.54</text:p>
          </table:table-cell>
          <table:table-cell office:value-type="float" office:value="6.4004253615103615" table:style-name="ce26">
            <text:p>6.40</text:p>
          </table:table-cell>
          <table:table-cell office:value-type="float" office:value="2166" table:style-name="ce28">
            <text:p>2,166</text:p>
          </table:table-cell>
          <table:table-cell office:value-type="float" office:value="2130" table:style-name="ce28">
            <text:p>2,130</text:p>
          </table:table-cell>
          <table:table-cell office:value-type="float" office:value="36" table:style-name="ce28">
            <text:p>36</text:p>
          </table:table-cell>
          <table:table-cell office:value-type="float" office:value="0.53788614470105789" table:style-name="ce26">
            <text:p>0.54</text:p>
          </table:table-cell>
          <table:table-cell office:value-type="float" office:value="6.3331755747060043" table:style-name="ce26">
            <text:p>6.33</text:p>
          </table:table-cell>
          <table:table-cell office:value-type="float" office:value="597" table:style-name="ce28">
            <text:p>597</text:p>
          </table:table-cell>
          <table:table-cell office:value-type="float" office:value="586" table:style-name="ce28">
            <text:p>586</text:p>
          </table:table-cell>
          <table:table-cell office:value-type="float" office:value="11" table:style-name="ce28">
            <text:p>11</text:p>
          </table:table-cell>
          <table:table-cell office:value-type="float" office:value="0.14825393738990375" table:style-name="ce26">
            <text:p>0.15</text:p>
          </table:table-cell>
          <table:table-cell office:value-type="float" office:value="1.7455705531391892" table:style-name="ce31">
            <text:p>1.7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6302" table:style-name="ce25">
            <text:p>–6,302</text:p>
          </table:table-cell>
          <table:table-cell office:value-type="float" office:value="-2.4416835915918056" table:style-name="ce26">
            <text:p>–2.44</text:p>
          </table:table-cell>
          <table:table-cell office:value-type="float" office:value="-28.748855191322871" table:style-name="ce26">
            <text:p>–28.75</text:p>
          </table:table-cell>
          <table:table-cell office:value-type="float" office:value="-193" table:style-name="ce28">
            <text:p>–193</text:p>
          </table:table-cell>
          <table:table-cell office:value-type="float" office:value="-7.4868446828855781E-2" table:style-name="ce26">
            <text:p>–0.07</text:p>
          </table:table-cell>
          <table:table-cell office:value-type="float" office:value="-0.8815155836300762" table:style-name="ce26">
            <text:p>–0.88</text:p>
          </table:table-cell>
          <table:table-cell office:value-type="float" office:value="1290" table:style-name="ce28">
            <text:p>1,290</text:p>
          </table:table-cell>
          <table:table-cell office:value-type="float" office:value="0.50041604357110858" table:style-name="ce26">
            <text:p>0.50</text:p>
          </table:table-cell>
          <table:table-cell office:value-type="float" office:value="5.8919953517243426" table:style-name="ce26">
            <text:p>5.89</text:p>
          </table:table-cell>
          <table:table-cell office:value-type="float" office:value="1483" table:style-name="ce28">
            <text:p>1,483</text:p>
          </table:table-cell>
          <table:table-cell office:value-type="float" office:value="0.57528449039996432" table:style-name="ce26">
            <text:p>0.58</text:p>
          </table:table-cell>
          <table:table-cell office:value-type="float" office:value="6.7735109353544187" table:style-name="ce26">
            <text:p>6.77</text:p>
          </table:table-cell>
          <table:table-cell office:value-type="float" office:value="1105" table:style-name="ce28">
            <text:p>1,105</text:p>
          </table:table-cell>
          <table:table-cell office:value-type="float" office:value="1078" table:style-name="ce28">
            <text:p>1,078</text:p>
          </table:table-cell>
          <table:table-cell office:value-type="float" office:value="27" table:style-name="ce28">
            <text:p>27</text:p>
          </table:table-cell>
          <table:table-cell office:value-type="float" office:value="0.42865095205122089" table:style-name="ce26">
            <text:p>0.43</text:p>
          </table:table-cell>
          <table:table-cell office:value-type="float" office:value="5.047019274151471" table:style-name="ce26">
            <text:p>5.05</text:p>
          </table:table-cell>
          <table:table-cell office:value-type="float" office:value="322" table:style-name="ce28">
            <text:p>322</text:p>
          </table:table-cell>
          <table:table-cell office:value-type="float" office:value="318" table:style-name="ce28">
            <text:p>318</text:p>
          </table:table-cell>
          <table:table-cell office:value-type="float" office:value="4" table:style-name="ce28">
            <text:p>4</text:p>
          </table:table-cell>
          <table:table-cell office:value-type="float" office:value="0.12491005118596663" table:style-name="ce26">
            <text:p>0.12</text:p>
          </table:table-cell>
          <table:table-cell office:value-type="float" office:value="1.4707151188025103" table:style-name="ce31">
            <text:p>1.4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-32" table:style-name="ce25">
            <text:p>–32</text:p>
          </table:table-cell>
          <table:table-cell office:value-type="float" office:value="-1.4090888875287267E-2" table:style-name="ce26">
            <text:p>–0.01</text:p>
          </table:table-cell>
          <table:table-cell office:value-type="float" office:value="-0.16590885288644686" table:style-name="ce26">
            <text:p>–0.17</text:p>
          </table:table-cell>
          <table:table-cell office:value-type="float" office:value="511" table:style-name="ce28">
            <text:p>511</text:p>
          </table:table-cell>
          <table:table-cell office:value-type="float" office:value="0.22501546706121434" table:style-name="ce26">
            <text:p>0.23</text:p>
          </table:table-cell>
          <table:table-cell office:value-type="float" office:value="2.6493756605594592" table:style-name="ce26">
            <text:p>2.65</text:p>
          </table:table-cell>
          <table:table-cell office:value-type="float" office:value="1624" table:style-name="ce28">
            <text:p>1,624</text:p>
          </table:table-cell>
          <table:table-cell office:value-type="float" office:value="0.7151176487424894" table:style-name="ce26">
            <text:p>0.72</text:p>
          </table:table-cell>
          <table:table-cell office:value-type="float" office:value="8.4199336061615675" table:style-name="ce26">
            <text:p>8.42</text:p>
          </table:table-cell>
          <table:table-cell office:value-type="float" office:value="1113" table:style-name="ce28">
            <text:p>1,113</text:p>
          </table:table-cell>
          <table:table-cell office:value-type="float" office:value="0.49010218168127501" table:style-name="ce26">
            <text:p>0.49</text:p>
          </table:table-cell>
          <table:table-cell office:value-type="float" office:value="5.7705579456021088" table:style-name="ce26">
            <text:p>5.77</text:p>
          </table:table-cell>
          <table:table-cell office:value-type="float" office:value="1434" table:style-name="ce28">
            <text:p>1,434</text:p>
          </table:table-cell>
          <table:table-cell office:value-type="float" office:value="1407" table:style-name="ce28">
            <text:p>1,407</text:p>
          </table:table-cell>
          <table:table-cell office:value-type="float" office:value="27" table:style-name="ce28">
            <text:p>27</text:p>
          </table:table-cell>
          <table:table-cell office:value-type="float" office:value="0.63145240658665625" table:style-name="ce26">
            <text:p>0.63</text:p>
          </table:table-cell>
          <table:table-cell office:value-type="float" office:value="7.4348428517461143" table:style-name="ce26">
            <text:p>7.43</text:p>
          </table:table-cell>
          <table:table-cell office:value-type="float" office:value="446" table:style-name="ce28">
            <text:p>446</text:p>
          </table:table-cell>
          <table:table-cell office:value-type="float" office:value="441" table:style-name="ce28">
            <text:p>441</text:p>
          </table:table-cell>
          <table:table-cell office:value-type="float" office:value="5" table:style-name="ce28">
            <text:p>5</text:p>
          </table:table-cell>
          <table:table-cell office:value-type="float" office:value="0.19639314737632407" table:style-name="ce26">
            <text:p>0.20</text:p>
          </table:table-cell>
          <table:table-cell office:value-type="float" office:value="2.312370928785751" table:style-name="ce31">
            <text:p>2.3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865" table:style-name="ce25">
            <text:p>–865</text:p>
          </table:table-cell>
          <table:table-cell office:value-type="float" office:value="-0.30663113762987959" table:style-name="ce26">
            <text:p>–0.31</text:p>
          </table:table-cell>
          <table:table-cell office:value-type="float" office:value="-3.610334362416324" table:style-name="ce26">
            <text:p>–3.61</text:p>
          </table:table-cell>
          <table:table-cell office:value-type="float" office:value="-54" table:style-name="ce28">
            <text:p>–54</text:p>
          </table:table-cell>
          <table:table-cell office:value-type="float" office:value="-1.914522593405214E-2" table:style-name="ce26">
            <text:p>–0.02</text:p>
          </table:table-cell>
          <table:table-cell office:value-type="float" office:value="-0.22541959567513004" table:style-name="ce26">
            <text:p>–0.23</text:p>
          </table:table-cell>
          <table:table-cell office:value-type="float" office:value="1550" table:style-name="ce28">
            <text:p>1,550</text:p>
          </table:table-cell>
          <table:table-cell office:value-type="float" office:value="0.54953889255149668" table:style-name="ce26">
            <text:p>0.55</text:p>
          </table:table-cell>
          <table:table-cell office:value-type="float" office:value="6.4703772832676227" table:style-name="ce26">
            <text:p>6.47</text:p>
          </table:table-cell>
          <table:table-cell office:value-type="float" office:value="1604" table:style-name="ce28">
            <text:p>1,604</text:p>
          </table:table-cell>
          <table:table-cell office:value-type="float" office:value="0.56868411848554878" table:style-name="ce26">
            <text:p>0.57</text:p>
          </table:table-cell>
          <table:table-cell office:value-type="float" office:value="6.695796878942752" table:style-name="ce26">
            <text:p>6.70</text:p>
          </table:table-cell>
          <table:table-cell office:value-type="float" office:value="1690" table:style-name="ce28">
            <text:p>1,690</text:p>
          </table:table-cell>
          <table:table-cell office:value-type="float" office:value="1667" table:style-name="ce28">
            <text:p>1,667</text:p>
          </table:table-cell>
          <table:table-cell office:value-type="float" office:value="23" table:style-name="ce28">
            <text:p>23</text:p>
          </table:table-cell>
          <table:table-cell office:value-type="float" office:value="0.59917466349163184" table:style-name="ce26">
            <text:p>0.60</text:p>
          </table:table-cell>
          <table:table-cell office:value-type="float" office:value="7.0547984572401816" table:style-name="ce26">
            <text:p>7.05</text:p>
          </table:table-cell>
          <table:table-cell office:value-type="float" office:value="468" table:style-name="ce28">
            <text:p>468</text:p>
          </table:table-cell>
          <table:table-cell office:value-type="float" office:value="461" table:style-name="ce28">
            <text:p>461</text:p>
          </table:table-cell>
          <table:table-cell office:value-type="float" office:value="7" table:style-name="ce28">
            <text:p>7</text:p>
          </table:table-cell>
          <table:table-cell office:value-type="float" office:value="0.16592529142845192" table:style-name="ce26">
            <text:p>0.17</text:p>
          </table:table-cell>
          <table:table-cell office:value-type="float" office:value="1.9536364958511274" table:style-name="ce31">
            <text:p>1.9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881" table:style-name="ce25">
            <text:p>–881</text:p>
          </table:table-cell>
          <table:table-cell office:value-type="float" office:value="-0.47081482494880356" table:style-name="ce26">
            <text:p>–0.47</text:p>
          </table:table-cell>
          <table:table-cell office:value-type="float" office:value="-5.5434648743972028" table:style-name="ce26">
            <text:p>–5.54</text:p>
          </table:table-cell>
          <table:table-cell office:value-type="float" office:value="-561" table:style-name="ce28">
            <text:p>–561</text:p>
          </table:table-cell>
          <table:table-cell office:value-type="float" office:value="-0.29987435745504487" table:style-name="ce26">
            <text:p>–0.30</text:p>
          </table:table-cell>
          <table:table-cell office:value-type="float" office:value="-3.5307787248739153" table:style-name="ce26">
            <text:p>–3.53</text:p>
          </table:table-cell>
          <table:table-cell office:value-type="float" office:value="755" table:style-name="ce28">
            <text:p>755</text:p>
          </table:table-cell>
          <table:table-cell office:value-type="float" office:value="0.40357422438245794" table:style-name="ce26">
            <text:p>0.40</text:p>
          </table:table-cell>
          <table:table-cell office:value-type="float" office:value="4.7517610290192627" table:style-name="ce26">
            <text:p>4.75</text:p>
          </table:table-cell>
          <table:table-cell office:value-type="float" office:value="1316" table:style-name="ce28">
            <text:p>1,316</text:p>
          </table:table-cell>
          <table:table-cell office:value-type="float" office:value="0.70344858183750281" table:style-name="ce26">
            <text:p>0.70</text:p>
          </table:table-cell>
          <table:table-cell office:value-type="float" office:value="8.2825397538931789" table:style-name="ce26">
            <text:p>8.28</text:p>
          </table:table-cell>
          <table:table-cell office:value-type="float" office:value="967" table:style-name="ce28">
            <text:p>967</text:p>
          </table:table-cell>
          <table:table-cell office:value-type="float" office:value="943" table:style-name="ce28">
            <text:p>943</text:p>
          </table:table-cell>
          <table:table-cell office:value-type="float" office:value="24" table:style-name="ce28">
            <text:p>24</text:p>
          </table:table-cell>
          <table:table-cell office:value-type="float" office:value="0.51689572844746601" table:style-name="ce26">
            <text:p>0.52</text:p>
          </table:table-cell>
          <table:table-cell office:value-type="float" office:value="6.0860303510750038" table:style-name="ce26">
            <text:p>6.09</text:p>
          </table:table-cell>
          <table:table-cell office:value-type="float" office:value="313" table:style-name="ce28">
            <text:p>313</text:p>
          </table:table-cell>
          <table:table-cell office:value-type="float" office:value="311" table:style-name="ce28">
            <text:p>311</text:p>
          </table:table-cell>
          <table:table-cell office:value-type="float" office:value="2" table:style-name="ce28">
            <text:p>2</text:p>
          </table:table-cell>
          <table:table-cell office:value-type="float" office:value="0.16730957911484678" table:style-name="ce26">
            <text:p>0.17</text:p>
          </table:table-cell>
          <table:table-cell office:value-type="float" office:value="1.9699353669973894" table:style-name="ce31">
            <text:p>1.9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1534" table:style-name="ce25">
            <text:p>–1,534</text:p>
          </table:table-cell>
          <table:table-cell office:value-type="float" office:value="-0.55579146298515814" table:style-name="ce26">
            <text:p>–0.56</text:p>
          </table:table-cell>
          <table:table-cell office:value-type="float" office:value="-6.5439962577284758" table:style-name="ce26">
            <text:p>–6.54</text:p>
          </table:table-cell>
          <table:table-cell office:value-type="float" office:value="-422" table:style-name="ce28">
            <text:p>–422</text:p>
          </table:table-cell>
          <table:table-cell office:value-type="float" office:value="-0.15293950083011357" table:style-name="ce26">
            <text:p>–0.15</text:p>
          </table:table-cell>
          <table:table-cell office:value-type="float" office:value="-1.8007392839674661" table:style-name="ce26">
            <text:p>–1.80</text:p>
          </table:table-cell>
          <table:table-cell office:value-type="float" office:value="1521" table:style-name="ce28">
            <text:p>1,521</text:p>
          </table:table-cell>
          <table:table-cell office:value-type="float" office:value="0.55123455157014867" table:style-name="ce26">
            <text:p>0.55</text:p>
          </table:table-cell>
          <table:table-cell office:value-type="float" office:value="6.4903423007452989" table:style-name="ce26">
            <text:p>6.49</text:p>
          </table:table-cell>
          <table:table-cell office:value-type="float" office:value="1943" table:style-name="ce28">
            <text:p>1,943</text:p>
          </table:table-cell>
          <table:table-cell office:value-type="float" office:value="0.70417405240026221" table:style-name="ce26">
            <text:p>0.70</text:p>
          </table:table-cell>
          <table:table-cell office:value-type="float" office:value="8.2910815847127655" table:style-name="ce26">
            <text:p>8.29</text:p>
          </table:table-cell>
          <table:table-cell office:value-type="float" office:value="1496" table:style-name="ce28">
            <text:p>1,496</text:p>
          </table:table-cell>
          <table:table-cell office:value-type="float" office:value="1463" table:style-name="ce28">
            <text:p>1,463</text:p>
          </table:table-cell>
          <table:table-cell office:value-type="float" office:value="33" table:style-name="ce28">
            <text:p>33</text:p>
          </table:table-cell>
          <table:table-cell office:value-type="float" office:value="0.54217415460154006" table:style-name="ce26">
            <text:p>0.54</text:p>
          </table:table-cell>
          <table:table-cell office:value-type="float" office:value="6.3836634332116811" table:style-name="ce26">
            <text:p>6.38</text:p>
          </table:table-cell>
          <table:table-cell office:value-type="float" office:value="494" table:style-name="ce28">
            <text:p>494</text:p>
          </table:table-cell>
          <table:table-cell office:value-type="float" office:value="486" table:style-name="ce28">
            <text:p>486</text:p>
          </table:table-cell>
          <table:table-cell office:value-type="float" office:value="8" table:style-name="ce28">
            <text:p>8</text:p>
          </table:table-cell>
          <table:table-cell office:value-type="float" office:value="0.1790334440997064" table:style-name="ce26">
            <text:p>0.18</text:p>
          </table:table-cell>
          <table:table-cell office:value-type="float" office:value="2.1079744224642853" table:style-name="ce31">
            <text:p>2.1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3738" table:style-name="ce25">
            <text:p>–3,738</text:p>
          </table:table-cell>
          <table:table-cell office:value-type="float" office:value="-0.53183240307717261" table:style-name="ce26">
            <text:p>–0.53</text:p>
          </table:table-cell>
          <table:table-cell office:value-type="float" office:value="-6.2618976491344522" table:style-name="ce26">
            <text:p>–6.26</text:p>
          </table:table-cell>
          <table:table-cell office:value-type="float" office:value="-1775" table:style-name="ce28">
            <text:p>–1,775</text:p>
          </table:table-cell>
          <table:table-cell office:value-type="float" office:value="-0.25260931187657981" table:style-name="ce26">
            <text:p>–0.25</text:p>
          </table:table-cell>
          <table:table-cell office:value-type="float" office:value="-2.9742709301597299" table:style-name="ce26">
            <text:p>–2.97</text:p>
          </table:table-cell>
          <table:table-cell office:value-type="float" office:value="3614" table:style-name="ce28">
            <text:p>3,614</text:p>
          </table:table-cell>
          <table:table-cell office:value-type="float" office:value="0.51432679049124463" table:style-name="ce26">
            <text:p>0.51</text:p>
          </table:table-cell>
          <table:table-cell office:value-type="float" office:value="6.0557831783646563" table:style-name="ce26">
            <text:p>6.06</text:p>
          </table:table-cell>
          <table:table-cell office:value-type="float" office:value="5389" table:style-name="ce28">
            <text:p>5,389</text:p>
          </table:table-cell>
          <table:table-cell office:value-type="float" office:value="0.7669361023678245" table:style-name="ce26">
            <text:p>0.77</text:p>
          </table:table-cell>
          <table:table-cell office:value-type="float" office:value="9.0300541085243839" table:style-name="ce26">
            <text:p>9.03</text:p>
          </table:table-cell>
          <table:table-cell office:value-type="float" office:value="3716" table:style-name="ce28">
            <text:p>3,716</text:p>
          </table:table-cell>
          <table:table-cell office:value-type="float" office:value="3659" table:style-name="ce28">
            <text:p>3,659</text:p>
          </table:table-cell>
          <table:table-cell office:value-type="float" office:value="57" table:style-name="ce28">
            <text:p>57</text:p>
          </table:table-cell>
          <table:table-cell office:value-type="float" office:value="0.52884293123006787" table:style-name="ce26">
            <text:p>0.53</text:p>
          </table:table-cell>
          <table:table-cell office:value-type="float" office:value="6.2266990289991861" table:style-name="ce26">
            <text:p>6.23</text:p>
          </table:table-cell>
          <table:table-cell office:value-type="float" office:value="1221" table:style-name="ce28">
            <text:p>1,221</text:p>
          </table:table-cell>
          <table:table-cell office:value-type="float" office:value="1211" table:style-name="ce28">
            <text:p>1,211</text:p>
          </table:table-cell>
          <table:table-cell office:value-type="float" office:value="10" table:style-name="ce28">
            <text:p>10</text:p>
          </table:table-cell>
          <table:table-cell office:value-type="float" office:value="0.17376674355003038" table:style-name="ce26">
            <text:p>0.17</text:p>
          </table:table-cell>
          <table:table-cell office:value-type="float" office:value="2.0459632708310029" table:style-name="ce31">
            <text:p>2.0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21" table:style-name="ce33">
            <text:p>–21</text:p>
          </table:table-cell>
          <table:table-cell office:value-type="float" office:value="-4.6423715886858771E-2" table:style-name="ce34">
            <text:p>–0.05</text:p>
          </table:table-cell>
          <table:table-cell office:value-type="float" office:value="-0.54660181608720815" table:style-name="ce26">
            <text:p>–0.55</text:p>
          </table:table-cell>
          <table:table-cell office:value-type="float" office:value="-79" table:style-name="ce35">
            <text:p>–79</text:p>
          </table:table-cell>
          <table:table-cell office:value-type="float" office:value="-0.17464565171014571" table:style-name="ce34">
            <text:p>–0.17</text:p>
          </table:table-cell>
          <table:table-cell office:value-type="float" office:value="-2.0563117056194571" table:style-name="ce34">
            <text:p>–2.06</text:p>
          </table:table-cell>
          <table:table-cell office:value-type="float" office:value="249" table:style-name="ce35">
            <text:p>249</text:p>
          </table:table-cell>
          <table:table-cell office:value-type="float" office:value="0.550465408554763" table:style-name="ce34">
            <text:p>0.55</text:p>
          </table:table-cell>
          <table:table-cell office:value-type="float" office:value="6.4812862620157583" table:style-name="ce34">
            <text:p>6.48</text:p>
          </table:table-cell>
          <table:table-cell office:value-type="float" office:value="328" table:style-name="ce35">
            <text:p>328</text:p>
          </table:table-cell>
          <table:table-cell office:value-type="float" office:value="0.72511106026490868" table:style-name="ce34">
            <text:p>0.73</text:p>
          </table:table-cell>
          <table:table-cell office:value-type="float" office:value="8.5375979676352145" table:style-name="ce34">
            <text:p>8.54</text:p>
          </table:table-cell>
          <table:table-cell office:value-type="float" office:value="263" table:style-name="ce35">
            <text:p>263</text:p>
          </table:table-cell>
          <table:table-cell office:value-type="float" office:value="258" table:style-name="ce35">
            <text:p>258</text:p>
          </table:table-cell>
          <table:table-cell office:value-type="float" office:value="5" table:style-name="ce35">
            <text:p>5</text:p>
          </table:table-cell>
          <table:table-cell office:value-type="float" office:value="0.58141527088314326" table:style-name="ce34">
            <text:p>0.58</text:p>
          </table:table-cell>
          <table:table-cell office:value-type="float" office:value="6.8456959313660413" table:style-name="ce34">
            <text:p>6.85</text:p>
          </table:table-cell>
          <table:table-cell office:value-type="float" office:value="62" table:style-name="ce35">
            <text:p>62</text:p>
          </table:table-cell>
          <table:table-cell office:value-type="float" office:value="62" table:style-name="ce35">
            <text:p>62</text:p>
          </table:table-cell>
          <table:table-cell office:value-type="float" office:value="0" table:style-name="ce35">
            <text:p>—</text:p>
          </table:table-cell>
          <table:table-cell office:value-type="float" office:value="0.13706367602568395" table:style-name="ce34">
            <text:p>0.14</text:p>
          </table:table-cell>
          <table:table-cell office:value-type="float" office:value="1.6138142499798274" table:style-name="ce36">
            <text:p>1.6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450" table:style-name="ce33">
            <text:p>450</text:p>
          </table:table-cell>
          <table:table-cell office:value-type="float" office:value="0.78613330724535402" table:style-name="ce34">
            <text:p>0.79</text:p>
          </table:table-cell>
          <table:table-cell office:value-type="float" office:value="9.2560857143404576" table:style-name="ce26">
            <text:p>9.26</text:p>
          </table:table-cell>
          <table:table-cell office:value-type="float" office:value="-7" table:style-name="ce35">
            <text:p>–7</text:p>
          </table:table-cell>
          <table:table-cell office:value-type="float" office:value="-1.2223935513501337E-2" table:style-name="ce34">
            <text:p>–0.01</text:p>
          </table:table-cell>
          <table:table-cell office:value-type="float" office:value="-0.14392698265896733" table:style-name="ce34">
            <text:p>–0.14</text:p>
          </table:table-cell>
          <table:table-cell office:value-type="float" office:value="319" table:style-name="ce35">
            <text:p>319</text:p>
          </table:table-cell>
          <table:table-cell office:value-type="float" office:value="0.55706220411527518" table:style-name="ce34">
            <text:p>0.56</text:p>
          </table:table-cell>
          <table:table-cell office:value-type="float" office:value="6.5589582097443699" table:style-name="ce34">
            <text:p>6.56</text:p>
          </table:table-cell>
          <table:table-cell office:value-type="float" office:value="326" table:style-name="ce35">
            <text:p>326</text:p>
          </table:table-cell>
          <table:table-cell office:value-type="float" office:value="0.5692861396287765" table:style-name="ce34">
            <text:p>0.57</text:p>
          </table:table-cell>
          <table:table-cell office:value-type="float" office:value="6.702885192403337" table:style-name="ce34">
            <text:p>6.70</text:p>
          </table:table-cell>
          <table:table-cell office:value-type="float" office:value="328" table:style-name="ce35">
            <text:p>328</text:p>
          </table:table-cell>
          <table:table-cell office:value-type="float" office:value="324" table:style-name="ce35">
            <text:p>324</text:p>
          </table:table-cell>
          <table:table-cell office:value-type="float" office:value="4" table:style-name="ce35">
            <text:p>4</text:p>
          </table:table-cell>
          <table:table-cell office:value-type="float" office:value="0.57277869263263415" table:style-name="ce34">
            <text:p>0.57</text:p>
          </table:table-cell>
          <table:table-cell office:value-type="float" office:value="6.7440071874487559" table:style-name="ce34">
            <text:p>6.74</text:p>
          </table:table-cell>
          <table:table-cell office:value-type="float" office:value="136" table:style-name="ce35">
            <text:p>136</text:p>
          </table:table-cell>
          <table:table-cell office:value-type="float" office:value="135" table:style-name="ce35">
            <text:p>135</text:p>
          </table:table-cell>
          <table:table-cell office:value-type="float" office:value="1" table:style-name="ce35">
            <text:p>1</text:p>
          </table:table-cell>
          <table:table-cell office:value-type="float" office:value="0.23749360426231167" table:style-name="ce34">
            <text:p>0.24</text:p>
          </table:table-cell>
          <table:table-cell office:value-type="float" office:value="2.7962956630885083" table:style-name="ce36">
            <text:p>2.8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309" table:style-name="ce33">
            <text:p>–309</text:p>
          </table:table-cell>
          <table:table-cell office:value-type="float" office:value="-0.57092600872833155" table:style-name="ce34">
            <text:p>–0.57</text:p>
          </table:table-cell>
          <table:table-cell office:value-type="float" office:value="-6.7221933285755169" table:style-name="ce26">
            <text:p>–6.72</text:p>
          </table:table-cell>
          <table:table-cell office:value-type="float" office:value="-201" table:style-name="ce35">
            <text:p>–201</text:p>
          </table:table-cell>
          <table:table-cell office:value-type="float" office:value="-0.37148509947391423" table:style-name="ce34">
            <text:p>–0.37</text:p>
          </table:table-cell>
          <table:table-cell office:value-type="float" office:value="-4.3739374615477011" table:style-name="ce34">
            <text:p>–4.37</text:p>
          </table:table-cell>
          <table:table-cell office:value-type="float" office:value="228" table:style-name="ce35">
            <text:p>228</text:p>
          </table:table-cell>
          <table:table-cell office:value-type="float" office:value="0.42138608298533553" table:style-name="ce34">
            <text:p>0.42</text:p>
          </table:table-cell>
          <table:table-cell office:value-type="float" office:value="4.9614812996660485" table:style-name="ce34">
            <text:p>4.96</text:p>
          </table:table-cell>
          <table:table-cell office:value-type="float" office:value="429" table:style-name="ce35">
            <text:p>429</text:p>
          </table:table-cell>
          <table:table-cell office:value-type="float" office:value="0.79287118245924981" table:style-name="ce34">
            <text:p>0.79</text:p>
          </table:table-cell>
          <table:table-cell office:value-type="float" office:value="9.3354187612137487" table:style-name="ce34">
            <text:p>9.34</text:p>
          </table:table-cell>
          <table:table-cell office:value-type="float" office:value="282" table:style-name="ce35">
            <text:p>282</text:p>
          </table:table-cell>
          <table:table-cell office:value-type="float" office:value="279" table:style-name="ce35">
            <text:p>279</text:p>
          </table:table-cell>
          <table:table-cell office:value-type="float" office:value="3" table:style-name="ce35">
            <text:p>3</text:p>
          </table:table-cell>
          <table:table-cell office:value-type="float" office:value="0.52118805000817814" table:style-name="ce34">
            <text:p>0.52</text:p>
          </table:table-cell>
          <table:table-cell office:value-type="float" office:value="6.1365689759027431" table:style-name="ce34">
            <text:p>6.14</text:p>
          </table:table-cell>
          <table:table-cell office:value-type="float" office:value="118" table:style-name="ce35">
            <text:p>118</text:p>
          </table:table-cell>
          <table:table-cell office:value-type="float" office:value="117" table:style-name="ce35">
            <text:p>117</text:p>
          </table:table-cell>
          <table:table-cell office:value-type="float" office:value="1" table:style-name="ce35">
            <text:p>1</text:p>
          </table:table-cell>
          <table:table-cell office:value-type="float" office:value="0.21808577979065613" table:style-name="ce34">
            <text:p>0.22</text:p>
          </table:table-cell>
          <table:table-cell office:value-type="float" office:value="2.5677841814061129" table:style-name="ce36">
            <text:p>2.5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903" table:style-name="ce33">
            <text:p>–903</text:p>
          </table:table-cell>
          <table:table-cell office:value-type="float" office:value="-0.71514952802507059" table:style-name="ce34">
            <text:p>–0.72</text:p>
          </table:table-cell>
          <table:table-cell office:value-type="float" office:value="-8.4203089590048634" table:style-name="ce26">
            <text:p>–8.42</text:p>
          </table:table-cell>
          <table:table-cell office:value-type="float" office:value="-19" table:style-name="ce35">
            <text:p>–19</text:p>
          </table:table-cell>
          <table:table-cell office:value-type="float" office:value="-1.5052825514380795E-2" table:style-name="ce34">
            <text:p>–0.02</text:p>
          </table:table-cell>
          <table:table-cell office:value-type="float" office:value="-0.17723488105641902" table:style-name="ce34">
            <text:p>–0.18</text:p>
          </table:table-cell>
          <table:table-cell office:value-type="float" office:value="875" table:style-name="ce35">
            <text:p>875</text:p>
          </table:table-cell>
          <table:table-cell office:value-type="float" office:value="0.69322222763595764" table:style-name="ce34">
            <text:p>0.69</text:p>
          </table:table-cell>
          <table:table-cell office:value-type="float" office:value="8.1621326802298224" table:style-name="ce34">
            <text:p>8.16</text:p>
          </table:table-cell>
          <table:table-cell office:value-type="float" office:value="894" table:style-name="ce35">
            <text:p>894</text:p>
          </table:table-cell>
          <table:table-cell office:value-type="float" office:value="0.70827505315033845" table:style-name="ce34">
            <text:p>0.71</text:p>
          </table:table-cell>
          <table:table-cell office:value-type="float" office:value="8.3393675612862435" table:style-name="ce34">
            <text:p>8.34</text:p>
          </table:table-cell>
          <table:table-cell office:value-type="float" office:value="589" table:style-name="ce35">
            <text:p>589</text:p>
          </table:table-cell>
          <table:table-cell office:value-type="float" office:value="585" table:style-name="ce35">
            <text:p>585</text:p>
          </table:table-cell>
          <table:table-cell office:value-type="float" office:value="4" table:style-name="ce35">
            <text:p>4</text:p>
          </table:table-cell>
          <table:table-cell office:value-type="float" office:value="0.46663759094580465" table:style-name="ce34">
            <text:p>0.47</text:p>
          </table:table-cell>
          <table:table-cell office:value-type="float" office:value="5.4942813127489902" table:style-name="ce34">
            <text:p>5.49</text:p>
          </table:table-cell>
          <table:table-cell office:value-type="float" office:value="179" table:style-name="ce35">
            <text:p>179</text:p>
          </table:table-cell>
          <table:table-cell office:value-type="float" office:value="178" table:style-name="ce35">
            <text:p>178</text:p>
          </table:table-cell>
          <table:table-cell office:value-type="float" office:value="1" table:style-name="ce35">
            <text:p>1</text:p>
          </table:table-cell>
          <table:table-cell office:value-type="float" office:value="0.14181346142495591" table:style-name="ce34">
            <text:p>0.14</text:p>
          </table:table-cell>
          <table:table-cell office:value-type="float" office:value="1.6697391425841581" table:style-name="ce36">
            <text:p>1.6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459" table:style-name="ce33">
            <text:p>–459</text:p>
          </table:table-cell>
          <table:table-cell office:value-type="float" office:value="-0.93836630222345785" table:style-name="ce34">
            <text:p>–0.94</text:p>
          </table:table-cell>
          <table:table-cell office:value-type="float" office:value="-11.048506461663294" table:style-name="ce26">
            <text:p>–11.05</text:p>
          </table:table-cell>
          <table:table-cell office:value-type="float" office:value="-187" table:style-name="ce35">
            <text:p>–187</text:p>
          </table:table-cell>
          <table:table-cell office:value-type="float" office:value="-0.38247683407357258" table:style-name="ce34">
            <text:p>–0.38</text:p>
          </table:table-cell>
          <table:table-cell office:value-type="float" office:value="-4.503356272156581" table:style-name="ce34">
            <text:p>–4.50</text:p>
          </table:table-cell>
          <table:table-cell office:value-type="float" office:value="235" table:style-name="ce35">
            <text:p>235</text:p>
          </table:table-cell>
          <table:table-cell office:value-type="float" office:value="0.48065270592133452" table:style-name="ce34">
            <text:p>0.48</text:p>
          </table:table-cell>
          <table:table-cell office:value-type="float" office:value="5.6592979890737771" table:style-name="ce34">
            <text:p>5.66</text:p>
          </table:table-cell>
          <table:table-cell office:value-type="float" office:value="422" table:style-name="ce35">
            <text:p>422</text:p>
          </table:table-cell>
          <table:table-cell office:value-type="float" office:value="0.86312953999490705" table:style-name="ce34">
            <text:p>0.86</text:p>
          </table:table-cell>
          <table:table-cell office:value-type="float" office:value="10.162654261230358" table:style-name="ce34">
            <text:p>10.16</text:p>
          </table:table-cell>
          <table:table-cell office:value-type="float" office:value="266" table:style-name="ce35">
            <text:p>266</text:p>
          </table:table-cell>
          <table:table-cell office:value-type="float" office:value="263" table:style-name="ce35">
            <text:p>263</text:p>
          </table:table-cell>
          <table:table-cell office:value-type="float" office:value="3" table:style-name="ce35">
            <text:p>3</text:p>
          </table:table-cell>
          <table:table-cell office:value-type="float" office:value="0.54405795648968081" table:style-name="ce34">
            <text:p>0.54</text:p>
          </table:table-cell>
          <table:table-cell office:value-type="float" office:value="6.4058436812494675" table:style-name="ce34">
            <text:p>6.41</text:p>
          </table:table-cell>
          <table:table-cell office:value-type="float" office:value="94" table:style-name="ce35">
            <text:p>94</text:p>
          </table:table-cell>
          <table:table-cell office:value-type="float" office:value="94" table:style-name="ce35">
            <text:p>94</text:p>
          </table:table-cell>
          <table:table-cell office:value-type="float" office:value="0" table:style-name="ce35">
            <text:p>—</text:p>
          </table:table-cell>
          <table:table-cell office:value-type="float" office:value="0.19226108236853381" table:style-name="ce34">
            <text:p>0.19</text:p>
          </table:table-cell>
          <table:table-cell office:value-type="float" office:value="2.2637191956295108" table:style-name="ce36">
            <text:p>2.2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470" table:style-name="ce33">
            <text:p>–470</text:p>
          </table:table-cell>
          <table:table-cell office:value-type="float" office:value="-0.69668644070308994" table:style-name="ce34">
            <text:p>–0.70</text:p>
          </table:table-cell>
          <table:table-cell office:value-type="float" office:value="-8.2029209953750915" table:style-name="ce26">
            <text:p>–8.20</text:p>
          </table:table-cell>
          <table:table-cell office:value-type="float" office:value="-334" table:style-name="ce35">
            <text:p>–334</text:p>
          </table:table-cell>
          <table:table-cell office:value-type="float" office:value="-0.49526458843364418" table:style-name="ce34">
            <text:p>–0.50</text:p>
          </table:table-cell>
          <table:table-cell office:value-type="float" office:value="-5.831341121880004" table:style-name="ce34">
            <text:p>–5.83</text:p>
          </table:table-cell>
          <table:table-cell office:value-type="float" office:value="297" table:style-name="ce35">
            <text:p>297</text:p>
          </table:table-cell>
          <table:table-cell office:value-type="float" office:value="0.44039994839758179" table:style-name="ce34">
            <text:p>0.44</text:p>
          </table:table-cell>
          <table:table-cell office:value-type="float" office:value="5.1853542311328171" table:style-name="ce34">
            <text:p>5.19</text:p>
          </table:table-cell>
          <table:table-cell office:value-type="float" office:value="631" table:style-name="ce35">
            <text:p>631</text:p>
          </table:table-cell>
          <table:table-cell office:value-type="float" office:value="0.93566453683122597" table:style-name="ce34">
            <text:p>0.94</text:p>
          </table:table-cell>
          <table:table-cell office:value-type="float" office:value="11.016695353012823" table:style-name="ce34">
            <text:p>11.02</text:p>
          </table:table-cell>
          <table:table-cell office:value-type="float" office:value="333" table:style-name="ce35">
            <text:p>333</text:p>
          </table:table-cell>
          <table:table-cell office:value-type="float" office:value="332" table:style-name="ce35">
            <text:p>332</text:p>
          </table:table-cell>
          <table:table-cell office:value-type="float" office:value="1" table:style-name="ce35">
            <text:p>1</text:p>
          </table:table-cell>
          <table:table-cell office:value-type="float" office:value="0.49378176032456145" table:style-name="ce34">
            <text:p>0.49</text:p>
          </table:table-cell>
          <table:table-cell office:value-type="float" office:value="5.8138820167246745" table:style-name="ce34">
            <text:p>5.81</text:p>
          </table:table-cell>
          <table:table-cell office:value-type="float" office:value="97" table:style-name="ce35">
            <text:p>97</text:p>
          </table:table-cell>
          <table:table-cell office:value-type="float" office:value="97" table:style-name="ce35">
            <text:p>97</text:p>
          </table:table-cell>
          <table:table-cell office:value-type="float" office:value="0" table:style-name="ce35">
            <text:p>—</text:p>
          </table:table-cell>
          <table:table-cell office:value-type="float" office:value="0.1438343265810284" table:style-name="ce34">
            <text:p>0.14</text:p>
          </table:table-cell>
          <table:table-cell office:value-type="float" office:value="1.6935332000669472" table:style-name="ce36">
            <text:p>1.6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469" table:style-name="ce33">
            <text:p>–469</text:p>
          </table:table-cell>
          <table:table-cell office:value-type="float" office:value="-0.9424464624096488" table:style-name="ce34">
            <text:p>–0.94</text:p>
          </table:table-cell>
          <table:table-cell office:value-type="float" office:value="-11.096547057403928" table:style-name="ce26">
            <text:p>–11.10</text:p>
          </table:table-cell>
          <table:table-cell office:value-type="float" office:value="-253" table:style-name="ce35">
            <text:p>–253</text:p>
          </table:table-cell>
          <table:table-cell office:value-type="float" office:value="-0.50863830689787937" table:style-name="ce34">
            <text:p>–0.51</text:p>
          </table:table-cell>
          <table:table-cell office:value-type="float" office:value="-5.9888058715395474" table:style-name="ce34">
            <text:p>–5.99</text:p>
          </table:table-cell>
          <table:table-cell office:value-type="float" office:value="192" table:style-name="ce35">
            <text:p>192</text:p>
          </table:table-cell>
          <table:table-cell office:value-type="float" office:value="0.38600219337704672" table:style-name="ce34">
            <text:p>0.39</text:p>
          </table:table-cell>
          <table:table-cell office:value-type="float" office:value="4.544864534923291" table:style-name="ce34">
            <text:p>4.54</text:p>
          </table:table-cell>
          <table:table-cell office:value-type="float" office:value="445" table:style-name="ce35">
            <text:p>445</text:p>
          </table:table-cell>
          <table:table-cell office:value-type="float" office:value="0.89464050027492603" table:style-name="ce34">
            <text:p>0.89</text:p>
          </table:table-cell>
          <table:table-cell office:value-type="float" office:value="10.533670406462839" table:style-name="ce34">
            <text:p>10.53</text:p>
          </table:table-cell>
          <table:table-cell office:value-type="float" office:value="227" table:style-name="ce35">
            <text:p>227</text:p>
          </table:table-cell>
          <table:table-cell office:value-type="float" office:value="226" table:style-name="ce35">
            <text:p>226</text:p>
          </table:table-cell>
          <table:table-cell office:value-type="float" office:value="1" table:style-name="ce35">
            <text:p>1</text:p>
          </table:table-cell>
          <table:table-cell office:value-type="float" office:value="0.45636717654473752" table:style-name="ce34">
            <text:p>0.46</text:p>
          </table:table-cell>
          <table:table-cell office:value-type="float" office:value="5.3733554657686851" table:style-name="ce34">
            <text:p>5.37</text:p>
          </table:table-cell>
          <table:table-cell office:value-type="float" office:value="76" table:style-name="ce35">
            <text:p>76</text:p>
          </table:table-cell>
          <table:table-cell office:value-type="float" office:value="76" table:style-name="ce35">
            <text:p>76</text:p>
          </table:table-cell>
          <table:table-cell office:value-type="float" office:value="0" table:style-name="ce35">
            <text:p>—</text:p>
          </table:table-cell>
          <table:table-cell office:value-type="float" office:value="0.15279253487841432" table:style-name="ce34">
            <text:p>0.15</text:p>
          </table:table-cell>
          <table:table-cell office:value-type="float" office:value="1.7990088784071365" table:style-name="ce36">
            <text:p>1.8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635" table:style-name="ce33">
            <text:p>–635</text:p>
          </table:table-cell>
          <table:table-cell office:value-type="float" office:value="-0.7841781257525331" table:style-name="ce34">
            <text:p>–0.78</text:p>
          </table:table-cell>
          <table:table-cell office:value-type="float" office:value="-9.2330650290217609" table:style-name="ce26">
            <text:p>–9.23</text:p>
          </table:table-cell>
          <table:table-cell office:value-type="float" office:value="-366" table:style-name="ce35">
            <text:p>–366</text:p>
          </table:table-cell>
          <table:table-cell office:value-type="float" office:value="-0.45216026981366919" table:style-name="ce34">
            <text:p>–0.45</text:p>
          </table:table-cell>
          <table:table-cell office:value-type="float" office:value="-5.3238225316770729" table:style-name="ce34">
            <text:p>–5.32</text:p>
          </table:table-cell>
          <table:table-cell office:value-type="float" office:value="329" table:style-name="ce35">
            <text:p>329</text:p>
          </table:table-cell>
          <table:table-cell office:value-type="float" office:value="0.40645007860299776" table:style-name="ce34">
            <text:p>0.41</text:p>
          </table:table-cell>
          <table:table-cell office:value-type="float" office:value="4.7856218932288446" table:style-name="ce34">
            <text:p>4.79</text:p>
          </table:table-cell>
          <table:table-cell office:value-type="float" office:value="695" table:style-name="ce35">
            <text:p>695</text:p>
          </table:table-cell>
          <table:table-cell office:value-type="float" office:value="0.85861034841666695" table:style-name="ce34">
            <text:p>0.86</text:p>
          </table:table-cell>
          <table:table-cell office:value-type="float" office:value="10.109444424905917" table:style-name="ce34">
            <text:p>10.11</text:p>
          </table:table-cell>
          <table:table-cell office:value-type="float" office:value="444" table:style-name="ce35">
            <text:p>444</text:p>
          </table:table-cell>
          <table:table-cell office:value-type="float" office:value="433" table:style-name="ce35">
            <text:p>433</text:p>
          </table:table-cell>
          <table:table-cell office:value-type="float" office:value="11" table:style-name="ce35">
            <text:p>11</text:p>
          </table:table-cell>
          <table:table-cell office:value-type="float" office:value="0.54852229452805767" table:style-name="ce34">
            <text:p>0.55</text:p>
          </table:table-cell>
          <table:table-cell office:value-type="float" office:value="6.4584076613787449" table:style-name="ce34">
            <text:p>6.46</text:p>
          </table:table-cell>
          <table:table-cell office:value-type="float" office:value="153" table:style-name="ce35">
            <text:p>153</text:p>
          </table:table-cell>
          <table:table-cell office:value-type="float" office:value="152" table:style-name="ce35">
            <text:p>152</text:p>
          </table:table-cell>
          <table:table-cell office:value-type="float" office:value="1" table:style-name="ce35">
            <text:p>1</text:p>
          </table:table-cell>
          <table:table-cell office:value-type="float" office:value="0.18901781770899287" table:style-name="ce34">
            <text:p>0.19</text:p>
          </table:table-cell>
          <table:table-cell office:value-type="float" office:value="2.2255323697994323" table:style-name="ce36">
            <text:p>2.2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171" table:style-name="ce33">
            <text:p>–171</text:p>
          </table:table-cell>
          <table:table-cell office:value-type="float" office:value="-0.7968350271902479" table:style-name="ce34">
            <text:p>–0.80</text:p>
          </table:table-cell>
          <table:table-cell office:value-type="float" office:value="-9.3820898362722733" table:style-name="ce26">
            <text:p>–9.38</text:p>
          </table:table-cell>
          <table:table-cell office:value-type="float" office:value="-120" table:style-name="ce35">
            <text:p>–120</text:p>
          </table:table-cell>
          <table:table-cell office:value-type="float" office:value="-0.5594053521107063" table:style-name="ce34">
            <text:p>–0.56</text:p>
          </table:table-cell>
          <table:table-cell office:value-type="float" office:value="-6.5865468877550901" table:style-name="ce34">
            <text:p>–6.59</text:p>
          </table:table-cell>
          <table:table-cell office:value-type="float" office:value="96" table:style-name="ce35">
            <text:p>96</text:p>
          </table:table-cell>
          <table:table-cell office:value-type="float" office:value="0.44752428168856501" table:style-name="ce34">
            <text:p>0.45</text:p>
          </table:table-cell>
          <table:table-cell office:value-type="float" office:value="5.2692375102040723" table:style-name="ce34">
            <text:p>5.27</text:p>
          </table:table-cell>
          <table:table-cell office:value-type="float" office:value="216" table:style-name="ce35">
            <text:p>216</text:p>
          </table:table-cell>
          <table:table-cell office:value-type="float" office:value="1.0069296337992715" table:style-name="ce34">
            <text:p>1.01</text:p>
          </table:table-cell>
          <table:table-cell office:value-type="float" office:value="11.855784397959164" table:style-name="ce34">
            <text:p>11.86</text:p>
          </table:table-cell>
          <table:table-cell office:value-type="float" office:value="110" table:style-name="ce35">
            <text:p>110</text:p>
          </table:table-cell>
          <table:table-cell office:value-type="float" office:value="104" table:style-name="ce35">
            <text:p>104</text:p>
          </table:table-cell>
          <table:table-cell office:value-type="float" office:value="6" table:style-name="ce35">
            <text:p>6</text:p>
          </table:table-cell>
          <table:table-cell office:value-type="float" office:value="0.51278823943481411" table:style-name="ce34">
            <text:p>0.51</text:p>
          </table:table-cell>
          <table:table-cell office:value-type="float" office:value="6.0376679804421665" table:style-name="ce34">
            <text:p>6.04</text:p>
          </table:table-cell>
          <table:table-cell office:value-type="float" office:value="43" table:style-name="ce35">
            <text:p>43</text:p>
          </table:table-cell>
          <table:table-cell office:value-type="float" office:value="43" table:style-name="ce35">
            <text:p>43</text:p>
          </table:table-cell>
          <table:table-cell office:value-type="float" office:value="0" table:style-name="ce35">
            <text:p>—</text:p>
          </table:table-cell>
          <table:table-cell office:value-type="float" office:value="0.20045358450633644" table:style-name="ce34">
            <text:p>0.20</text:p>
          </table:table-cell>
          <table:table-cell office:value-type="float" office:value="2.3601793014455743" table:style-name="ce36">
            <text:p>2.3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189" table:style-name="ce33">
            <text:p>–189</text:p>
          </table:table-cell>
          <table:table-cell office:value-type="float" office:value="-0.58434150277794095" table:style-name="ce34">
            <text:p>–0.58</text:p>
          </table:table-cell>
          <table:table-cell office:value-type="float" office:value="-6.8801499520628537" table:style-name="ce26">
            <text:p>–6.88</text:p>
          </table:table-cell>
          <table:table-cell office:value-type="float" office:value="-88" table:style-name="ce35">
            <text:p>–88</text:p>
          </table:table-cell>
          <table:table-cell office:value-type="float" office:value="-0.2721538658992752" table:style-name="ce34">
            <text:p>–0.27</text:p>
          </table:table-cell>
          <table:table-cell office:value-type="float" office:value="-3.2043922920398531" table:style-name="ce34">
            <text:p>–3.20</text:p>
          </table:table-cell>
          <table:table-cell office:value-type="float" office:value="172" table:style-name="ce35">
            <text:p>172</text:p>
          </table:table-cell>
          <table:table-cell office:value-type="float" office:value="0.53193710153040163" table:style-name="ce34">
            <text:p>0.53</text:p>
          </table:table-cell>
          <table:table-cell office:value-type="float" office:value="6.2631303889869869" table:style-name="ce34">
            <text:p>6.26</text:p>
          </table:table-cell>
          <table:table-cell office:value-type="float" office:value="260" table:style-name="ce35">
            <text:p>260</text:p>
          </table:table-cell>
          <table:table-cell office:value-type="float" office:value="0.80409096742967689" table:style-name="ce34">
            <text:p>0.80</text:p>
          </table:table-cell>
          <table:table-cell office:value-type="float" office:value="9.4675226810268409" table:style-name="ce34">
            <text:p>9.47</text:p>
          </table:table-cell>
          <table:table-cell office:value-type="float" office:value="218" table:style-name="ce35">
            <text:p>218</text:p>
          </table:table-cell>
          <table:table-cell office:value-type="float" office:value="212" table:style-name="ce35">
            <text:p>212</text:p>
          </table:table-cell>
          <table:table-cell office:value-type="float" office:value="6" table:style-name="ce35">
            <text:p>6</text:p>
          </table:table-cell>
          <table:table-cell office:value-type="float" office:value="0.67419934961411365" table:style-name="ce34">
            <text:p>0.67</text:p>
          </table:table-cell>
          <table:table-cell office:value-type="float" office:value="7.9381536325532736" table:style-name="ce34">
            <text:p>7.94</text:p>
          </table:table-cell>
          <table:table-cell office:value-type="float" office:value="70" table:style-name="ce35">
            <text:p>70</text:p>
          </table:table-cell>
          <table:table-cell office:value-type="float" office:value="69" table:style-name="ce35">
            <text:p>69</text:p>
          </table:table-cell>
          <table:table-cell office:value-type="float" office:value="1" table:style-name="ce35">
            <text:p>1</text:p>
          </table:table-cell>
          <table:table-cell office:value-type="float" office:value="0.2164860296926053" table:style-name="ce34">
            <text:p>0.22</text:p>
          </table:table-cell>
          <table:table-cell office:value-type="float" office:value="2.5489484141226111" table:style-name="ce36">
            <text:p>2.5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-156" table:style-name="ce33">
            <text:p>–156</text:p>
          </table:table-cell>
          <table:table-cell office:value-type="float" office:value="-1.4730182710920166" table:style-name="ce34">
            <text:p>–1.47</text:p>
          </table:table-cell>
          <table:table-cell office:value-type="float" office:value="-17.343602224147933" table:style-name="ce26">
            <text:p>–17.34</text:p>
          </table:table-cell>
          <table:table-cell office:value-type="float" office:value="-7" table:style-name="ce35">
            <text:p>–7</text:p>
          </table:table-cell>
          <table:table-cell office:value-type="float" office:value="-6.6145690608256869E-2" table:style-name="ce34">
            <text:p>–0.07</text:p>
          </table:table-cell>
          <table:table-cell office:value-type="float" office:value="-0.77881216361334693" table:style-name="ce34">
            <text:p>–0.78</text:p>
          </table:table-cell>
          <table:table-cell office:value-type="float" office:value="80" table:style-name="ce35">
            <text:p>80</text:p>
          </table:table-cell>
          <table:table-cell office:value-type="float" office:value="0.75595074980864996" table:style-name="ce34">
            <text:p>0.76</text:p>
          </table:table-cell>
          <table:table-cell office:value-type="float" office:value="8.9007104412953932" table:style-name="ce34">
            <text:p>8.90</text:p>
          </table:table-cell>
          <table:table-cell office:value-type="float" office:value="87" table:style-name="ce35">
            <text:p>87</text:p>
          </table:table-cell>
          <table:table-cell office:value-type="float" office:value="0.82209644041690688" table:style-name="ce34">
            <text:p>0.82</text:p>
          </table:table-cell>
          <table:table-cell office:value-type="float" office:value="9.6795226049087422" table:style-name="ce34">
            <text:p>9.68</text:p>
          </table:table-cell>
          <table:table-cell office:value-type="float" office:value="59" table:style-name="ce35">
            <text:p>59</text:p>
          </table:table-cell>
          <table:table-cell office:value-type="float" office:value="58" table:style-name="ce35">
            <text:p>58</text:p>
          </table:table-cell>
          <table:table-cell office:value-type="float" office:value="1" table:style-name="ce35">
            <text:p>1</text:p>
          </table:table-cell>
          <table:table-cell office:value-type="float" office:value="0.55751367798387941" table:style-name="ce34">
            <text:p>0.56</text:p>
          </table:table-cell>
          <table:table-cell office:value-type="float" office:value="6.5642739504553536" table:style-name="ce34">
            <text:p>6.56</text:p>
          </table:table-cell>
          <table:table-cell office:value-type="float" office:value="22" table:style-name="ce35">
            <text:p>22</text:p>
          </table:table-cell>
          <table:table-cell office:value-type="float" office:value="21" table:style-name="ce35">
            <text:p>21</text:p>
          </table:table-cell>
          <table:table-cell office:value-type="float" office:value="1" table:style-name="ce35">
            <text:p>1</text:p>
          </table:table-cell>
          <table:table-cell office:value-type="float" office:value="0.20788645619737875" table:style-name="ce34">
            <text:p>0.21</text:p>
          </table:table-cell>
          <table:table-cell office:value-type="float" office:value="2.4476953713562337" table:style-name="ce36">
            <text:p>2.4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445" table:style-name="ce33">
            <text:p>–445</text:p>
          </table:table-cell>
          <table:table-cell office:value-type="float" office:value="-1.2122433857821557" table:style-name="ce34">
            <text:p>–1.21</text:p>
          </table:table-cell>
          <table:table-cell office:value-type="float" office:value="-14.273188251951188" table:style-name="ce26">
            <text:p>–14.27</text:p>
          </table:table-cell>
          <table:table-cell office:value-type="float" office:value="-110" table:style-name="ce35">
            <text:p>–110</text:p>
          </table:table-cell>
          <table:table-cell office:value-type="float" office:value="-0.29983740635191919" table:style-name="ce34">
            <text:p>–0.30</text:p>
          </table:table-cell>
          <table:table-cell office:value-type="float" office:value="-3.5303436554338874" table:style-name="ce34">
            <text:p>–3.53</text:p>
          </table:table-cell>
          <table:table-cell office:value-type="float" office:value="141" table:style-name="ce35">
            <text:p>141</text:p>
          </table:table-cell>
          <table:table-cell office:value-type="float" office:value="0.3843370390510964" table:style-name="ce34">
            <text:p>0.38</text:p>
          </table:table-cell>
          <table:table-cell office:value-type="float" office:value="4.525258685601619" table:style-name="ce34">
            <text:p>4.53</text:p>
          </table:table-cell>
          <table:table-cell office:value-type="float" office:value="251" table:style-name="ce35">
            <text:p>251</text:p>
          </table:table-cell>
          <table:table-cell office:value-type="float" office:value="0.68417444540301553" table:style-name="ce34">
            <text:p>0.68</text:p>
          </table:table-cell>
          <table:table-cell office:value-type="float" office:value="8.055602341035506" table:style-name="ce34">
            <text:p>8.06</text:p>
          </table:table-cell>
          <table:table-cell office:value-type="float" office:value="183" table:style-name="ce35">
            <text:p>183</text:p>
          </table:table-cell>
          <table:table-cell office:value-type="float" office:value="177" table:style-name="ce35">
            <text:p>177</text:p>
          </table:table-cell>
          <table:table-cell office:value-type="float" office:value="6" table:style-name="ce35">
            <text:p>6</text:p>
          </table:table-cell>
          <table:table-cell office:value-type="float" office:value="0.49882041238546548" table:style-name="ce34">
            <text:p>0.50</text:p>
          </table:table-cell>
          <table:table-cell office:value-type="float" office:value="5.8732080813127379" table:style-name="ce34">
            <text:p>5.87</text:p>
          </table:table-cell>
          <table:table-cell office:value-type="float" office:value="62" table:style-name="ce35">
            <text:p>62</text:p>
          </table:table-cell>
          <table:table-cell office:value-type="float" office:value="60" table:style-name="ce35">
            <text:p>60</text:p>
          </table:table-cell>
          <table:table-cell office:value-type="float" office:value="2" table:style-name="ce35">
            <text:p>2</text:p>
          </table:table-cell>
          <table:table-cell office:value-type="float" office:value="0.16899926539835444" table:style-name="ce34">
            <text:p>0.17</text:p>
          </table:table-cell>
          <table:table-cell office:value-type="float" office:value="1.9898300603354633" table:style-name="ce36">
            <text:p>1.9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221" table:style-name="ce33">
            <text:p>221</text:p>
          </table:table-cell>
          <table:table-cell office:value-type="float" office:value="0.48869046434439189" table:style-name="ce34">
            <text:p>0.49</text:p>
          </table:table-cell>
          <table:table-cell office:value-type="float" office:value="5.7539361124420338" table:style-name="ce26">
            <text:p>5.75</text:p>
          </table:table-cell>
          <table:table-cell office:value-type="float" office:value="41" table:style-name="ce35">
            <text:p>41</text:p>
          </table:table-cell>
          <table:table-cell office:value-type="float" office:value="9.0639884423093717E-2" table:style-name="ce34">
            <text:p>0.09</text:p>
          </table:table-cell>
          <table:table-cell office:value-type="float" office:value="1.0672115424009421" table:style-name="ce34">
            <text:p>1.07</text:p>
          </table:table-cell>
          <table:table-cell office:value-type="float" office:value="279" table:style-name="ce35">
            <text:p>279</text:p>
          </table:table-cell>
          <table:table-cell office:value-type="float" office:value="0.61679335985471095" table:style-name="ce34">
            <text:p>0.62</text:p>
          </table:table-cell>
          <table:table-cell office:value-type="float" office:value="7.2622443982893392" table:style-name="ce34">
            <text:p>7.26</text:p>
          </table:table-cell>
          <table:table-cell office:value-type="float" office:value="238" table:style-name="ce35">
            <text:p>238</text:p>
          </table:table-cell>
          <table:table-cell office:value-type="float" office:value="0.52615347543161717" table:style-name="ce34">
            <text:p>0.53</text:p>
          </table:table-cell>
          <table:table-cell office:value-type="float" office:value="6.195032855888396" table:style-name="ce34">
            <text:p>6.20</text:p>
          </table:table-cell>
          <table:table-cell office:value-type="float" office:value="273" table:style-name="ce35">
            <text:p>273</text:p>
          </table:table-cell>
          <table:table-cell office:value-type="float" office:value="269" table:style-name="ce35">
            <text:p>269</text:p>
          </table:table-cell>
          <table:table-cell office:value-type="float" office:value="4" table:style-name="ce35">
            <text:p>4</text:p>
          </table:table-cell>
          <table:table-cell office:value-type="float" office:value="0.60352898652450204" table:style-name="ce34">
            <text:p>0.60</text:p>
          </table:table-cell>
          <table:table-cell office:value-type="float" office:value="7.106067099401395" table:style-name="ce34">
            <text:p>7.11</text:p>
          </table:table-cell>
          <table:table-cell office:value-type="float" office:value="67" table:style-name="ce35">
            <text:p>67</text:p>
          </table:table-cell>
          <table:table-cell office:value-type="float" office:value="66" table:style-name="ce35">
            <text:p>66</text:p>
          </table:table-cell>
          <table:table-cell office:value-type="float" office:value="1" table:style-name="ce35">
            <text:p>1</text:p>
          </table:table-cell>
          <table:table-cell office:value-type="float" office:value="0.14811883552066532" table:style-name="ce34">
            <text:p>0.15</text:p>
          </table:table-cell>
          <table:table-cell office:value-type="float" office:value="1.7439798375820272" table:style-name="ce36">
            <text:p>1.7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-182" table:style-name="ce33">
            <text:p>–182</text:p>
          </table:table-cell>
          <table:table-cell office:value-type="float" office:value="-0.68571600807788535" table:style-name="ce34">
            <text:p>–0.69</text:p>
          </table:table-cell>
          <table:table-cell office:value-type="float" office:value="-8.073752998336392" table:style-name="ce26">
            <text:p>–8.07</text:p>
          </table:table-cell>
          <table:table-cell office:value-type="float" office:value="-45" table:style-name="ce35">
            <text:p>–45</text:p>
          </table:table-cell>
          <table:table-cell office:value-type="float" office:value="-0.1696033166870819" table:style-name="ce34">
            <text:p>–0.17</text:p>
          </table:table-cell>
          <table:table-cell office:value-type="float" office:value="-1.9969422771220933" table:style-name="ce34">
            <text:p>–2.00</text:p>
          </table:table-cell>
          <table:table-cell office:value-type="float" office:value="122" table:style-name="ce35">
            <text:p>122</text:p>
          </table:table-cell>
          <table:table-cell office:value-type="float" office:value="0.45981343635164423" table:style-name="ce34">
            <text:p>0.46</text:p>
          </table:table-cell>
          <table:table-cell office:value-type="float" office:value="5.4139323957532302" table:style-name="ce34">
            <text:p>5.41</text:p>
          </table:table-cell>
          <table:table-cell office:value-type="float" office:value="167" table:style-name="ce35">
            <text:p>167</text:p>
          </table:table-cell>
          <table:table-cell office:value-type="float" office:value="0.62941675303872602" table:style-name="ce34">
            <text:p>0.63</text:p>
          </table:table-cell>
          <table:table-cell office:value-type="float" office:value="7.4108746728753232" table:style-name="ce34">
            <text:p>7.41</text:p>
          </table:table-cell>
          <table:table-cell office:value-type="float" office:value="141" table:style-name="ce35">
            <text:p>141</text:p>
          </table:table-cell>
          <table:table-cell office:value-type="float" office:value="139" table:style-name="ce35">
            <text:p>139</text:p>
          </table:table-cell>
          <table:table-cell office:value-type="float" office:value="2" table:style-name="ce35">
            <text:p>2</text:p>
          </table:table-cell>
          <table:table-cell office:value-type="float" office:value="0.53142372561952322" table:style-name="ce34">
            <text:p>0.53</text:p>
          </table:table-cell>
          <table:table-cell office:value-type="float" office:value="6.2570858016492243" table:style-name="ce34">
            <text:p>6.26</text:p>
          </table:table-cell>
          <table:table-cell office:value-type="float" office:value="42" table:style-name="ce35">
            <text:p>42</text:p>
          </table:table-cell>
          <table:table-cell office:value-type="float" office:value="41" table:style-name="ce35">
            <text:p>41</text:p>
          </table:table-cell>
          <table:table-cell office:value-type="float" office:value="1" table:style-name="ce35">
            <text:p>1</text:p>
          </table:table-cell>
          <table:table-cell office:value-type="float" office:value="0.1582964289079431" table:style-name="ce34">
            <text:p>0.16</text:p>
          </table:table-cell>
          <table:table-cell office:value-type="float" office:value="1.8638127919806202" table:style-name="ce36">
            <text:p>1.8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-63" table:style-name="ce25">
            <text:p>–63</text:p>
          </table:table-cell>
          <table:table-cell office:value-type="float" office:value="-0.40981473771856786" table:style-name="ce26">
            <text:p>–0.41</text:p>
          </table:table-cell>
          <table:table-cell office:value-type="float" office:value="-4.8252380408799125" table:style-name="ce26">
            <text:p>–4.83</text:p>
          </table:table-cell>
          <table:table-cell office:value-type="float" office:value="34" table:style-name="ce28">
            <text:p>34</text:p>
          </table:table-cell>
          <table:table-cell office:value-type="float" office:value="0.22121518707322549" table:style-name="ce26">
            <text:p>0.22</text:p>
          </table:table-cell>
          <table:table-cell office:value-type="float" office:value="2.6046304284428161" table:style-name="ce26">
            <text:p>2.60</text:p>
          </table:table-cell>
          <table:table-cell office:value-type="float" office:value="105" table:style-name="ce28">
            <text:p>105</text:p>
          </table:table-cell>
          <table:table-cell office:value-type="float" office:value="0.6831645483143729" table:style-name="ce26">
            <text:p>0.68</text:p>
          </table:table-cell>
          <table:table-cell office:value-type="float" office:value="8.0437116172498744" table:style-name="ce26">
            <text:p>8.04</text:p>
          </table:table-cell>
          <table:table-cell office:value-type="float" office:value="71" table:style-name="ce28">
            <text:p>71</text:p>
          </table:table-cell>
          <table:table-cell office:value-type="float" office:value="0.46194936124114733" table:style-name="ce26">
            <text:p>0.46</text:p>
          </table:table-cell>
          <table:table-cell office:value-type="float" office:value="5.4390811888070569" table:style-name="ce26">
            <text:p>5.44</text:p>
          </table:table-cell>
          <table:table-cell office:value-type="float" office:value="60" table:style-name="ce28">
            <text:p>60</text:p>
          </table:table-cell>
          <table:table-cell office:value-type="float" office:value="60" table:style-name="ce28">
            <text:p>60</text:p>
          </table:table-cell>
          <table:table-cell office:value-type="float" office:value="0" table:style-name="ce28">
            <text:p>—</text:p>
          </table:table-cell>
          <table:table-cell office:value-type="float" office:value="0.39037974189392732" table:style-name="ce26">
            <text:p>0.39</text:p>
          </table:table-cell>
          <table:table-cell office:value-type="float" office:value="4.5964066384284994" table:style-name="ce26">
            <text:p>4.60</text:p>
          </table:table-cell>
          <table:table-cell office:value-type="float" office:value="14" table:style-name="ce28">
            <text:p>14</text:p>
          </table:table-cell>
          <table:table-cell office:value-type="float" office:value="14" table:style-name="ce28">
            <text:p>14</text:p>
          </table:table-cell>
          <table:table-cell office:value-type="float" office:value="0" table:style-name="ce28">
            <text:p>—</text:p>
          </table:table-cell>
          <table:table-cell office:value-type="float" office:value="9.1088606441916367E-2" table:style-name="ce26">
            <text:p>0.09</text:p>
          </table:table-cell>
          <table:table-cell office:value-type="float" office:value="1.0724948822999831" table:style-name="ce31">
            <text:p>1.0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-97" table:style-name="ce33">
            <text:p>–97</text:p>
          </table:table-cell>
          <table:table-cell office:value-type="float" office:value="-0.691252449670408" table:style-name="ce34">
            <text:p>–0.69</text:p>
          </table:table-cell>
          <table:table-cell office:value-type="float" office:value="-8.138940133216094" table:style-name="ce26">
            <text:p>–8.14</text:p>
          </table:table-cell>
          <table:table-cell office:value-type="float" office:value="29" table:style-name="ce35">
            <text:p>29</text:p>
          </table:table-cell>
          <table:table-cell office:value-type="float" office:value="0.20673455639397903" table:style-name="ce34">
            <text:p>0.21</text:p>
          </table:table-cell>
          <table:table-cell office:value-type="float" office:value="2.4341326801226564" table:style-name="ce34">
            <text:p>2.43</text:p>
          </table:table-cell>
          <table:table-cell office:value-type="float" office:value="94" table:style-name="ce35">
            <text:p>94</text:p>
          </table:table-cell>
          <table:table-cell office:value-type="float" office:value="0.67010511382875959" table:style-name="ce34">
            <text:p>0.67</text:p>
          </table:table-cell>
          <table:table-cell office:value-type="float" office:value="7.8899473079837819" table:style-name="ce34">
            <text:p>7.89</text:p>
          </table:table-cell>
          <table:table-cell office:value-type="float" office:value="65" table:style-name="ce35">
            <text:p>65</text:p>
          </table:table-cell>
          <table:table-cell office:value-type="float" office:value="0.46337055743478056" table:style-name="ce34">
            <text:p>0.46</text:p>
          </table:table-cell>
          <table:table-cell office:value-type="float" office:value="5.4558146278611268" table:style-name="ce34">
            <text:p>5.46</text:p>
          </table:table-cell>
          <table:table-cell office:value-type="float" office:value="56" table:style-name="ce35">
            <text:p>56</text:p>
          </table:table-cell>
          <table:table-cell office:value-type="float" office:value="56" table:style-name="ce35">
            <text:p>56</text:p>
          </table:table-cell>
          <table:table-cell office:value-type="float" office:value="0" table:style-name="ce35">
            <text:p>—</text:p>
          </table:table-cell>
          <table:table-cell office:value-type="float" office:value="0.39921155717458018" table:style-name="ce34">
            <text:p>0.40</text:p>
          </table:table-cell>
          <table:table-cell office:value-type="float" office:value="4.7003941409265089" table:style-name="ce34">
            <text:p>4.70</text:p>
          </table:table-cell>
          <table:table-cell office:value-type="float" office:value="13" table:style-name="ce35">
            <text:p>13</text:p>
          </table:table-cell>
          <table:table-cell office:value-type="float" office:value="13" table:style-name="ce35">
            <text:p>13</text:p>
          </table:table-cell>
          <table:table-cell office:value-type="float" office:value="0" table:style-name="ce35">
            <text:p>—</text:p>
          </table:table-cell>
          <table:table-cell office:value-type="float" office:value="9.2674111486956118E-2" table:style-name="ce34">
            <text:p>0.09</text:p>
          </table:table-cell>
          <table:table-cell office:value-type="float" office:value="1.0911629255722251" table:style-name="ce36">
            <text:p>1.0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34" table:style-name="ce33">
            <text:p>34</text:p>
          </table:table-cell>
          <table:table-cell office:value-type="float" office:value="2.5367455047377456" table:style-name="ce34">
            <text:p>2.54</text:p>
          </table:table-cell>
          <table:table-cell office:value-type="float" office:value="29.868132555783134" table:style-name="ce26">
            <text:p>29.87</text:p>
          </table:table-cell>
          <table:table-cell office:value-type="float" office:value="5" table:style-name="ce35">
            <text:p>5</text:p>
          </table:table-cell>
          <table:table-cell office:value-type="float" office:value="0.37257824143070045" table:style-name="ce34">
            <text:p>0.37</text:p>
          </table:table-cell>
          <table:table-cell office:value-type="float" office:value="4.3868083265227638" table:style-name="ce34">
            <text:p>4.39</text:p>
          </table:table-cell>
          <table:table-cell office:value-type="float" office:value="11" table:style-name="ce35">
            <text:p>11</text:p>
          </table:table-cell>
          <table:table-cell office:value-type="float" office:value="0.81967213114754101" table:style-name="ce34">
            <text:p>0.82</text:p>
          </table:table-cell>
          <table:table-cell office:value-type="float" office:value="9.6509783183500808" table:style-name="ce34">
            <text:p>9.65</text:p>
          </table:table-cell>
          <table:table-cell office:value-type="float" office:value="6" table:style-name="ce35">
            <text:p>6</text:p>
          </table:table-cell>
          <table:table-cell office:value-type="float" office:value="0.44709388971684055" table:style-name="ce34">
            <text:p>0.45</text:p>
          </table:table-cell>
          <table:table-cell office:value-type="float" office:value="5.2641699918273162" table:style-name="ce34">
            <text:p>5.26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0" table:style-name="ce35">
            <text:p>—</text:p>
          </table:table-cell>
          <table:table-cell office:value-type="float" office:value="0.29806259314456035" table:style-name="ce34">
            <text:p>0.30</text:p>
          </table:table-cell>
          <table:table-cell office:value-type="float" office:value="3.5094466612182105" table:style-name="ce34">
            <text:p>3.5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7.4515648286140088E-2" table:style-name="ce34">
            <text:p>0.07</text:p>
          </table:table-cell>
          <table:table-cell office:value-type="float" office:value="0.87736166530455262" table:style-name="ce36">
            <text:p>0.8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 110年6月10日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005/上網各月速報公式(5月).xls'#說明" table:style-name="ta2">
        <table:table-source xlink:href="file:///C:/Users/moi1849/Desktop/123/3/1.月報/06速(月)報套印/110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60" table:style-name="ta2">
        <table:table-source xlink:href="file:///C:/Users/moi1849/Desktop/123/3/1.月報/06速(月)報套印/110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70" table:style-name="ta2">
        <table:table-source xlink:href="file:///C:/Users/moi1849/Desktop/123/3/1.月報/06速(月)報套印/110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B0" table:style-name="ta2">
        <table:table-source xlink:href="file:///C:/Users/moi1849/Desktop/123/3/1.月報/06速(月)報套印/110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月別(貼01-縣市別)" table:style-name="ta2">
        <table:table-source xlink:href="file:///C:/Users/moi1849/Desktop/123/3/1.月報/06速(月)報套印/11005/上網各月速報公式(5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縣市別" table:style-name="ta2">
        <table:table-source xlink:href="file:///C:/Users/moi1849/Desktop/123/3/1.月報/06速(月)報套印/110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齡結構" table:style-name="ta2">
        <table:table-source xlink:href="file:///C:/Users/moi1849/Desktop/123/3/1.月報/06速(月)報套印/110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資料分析" table:style-name="ta2">
        <table:table-source xlink:href="file:///C:/Users/moi1849/Desktop/123/3/1.月報/06速(月)報套印/110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分析(草稿)" table:style-name="ta2">
        <table:table-source xlink:href="file:///C:/Users/moi1849/Desktop/123/3/1.月報/06速(月)報套印/110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年月別" table:style-name="ta2">
        <table:table-source xlink:href="file:///C:/Users/moi1849/Desktop/123/3/1.月報/06速(月)報套印/110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縣市別" table:style-name="ta2">
        <table:table-source xlink:href="file:///C:/Users/moi1849/Desktop/123/3/1.月報/06速(月)報套印/110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4-單一年齡" table:style-name="ta2">
        <table:table-source xlink:href="file:///C:/Users/moi1849/Desktop/123/3/1.月報/06速(月)報套印/110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5-年齡結構" table:style-name="ta2">
        <table:table-source xlink:href="file:///C:/Users/moi1849/Desktop/123/3/1.月報/06速(月)報套印/110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6-人口增加&amp;生死結離" table:style-name="ta2">
        <table:table-source xlink:href="file:///C:/Users/moi1849/Desktop/123/3/1.月報/06速(月)報套印/110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年月別" table:style-name="ta2">
        <table:table-source xlink:href="file:///C:/Users/moi1849/Desktop/123/3/1.月報/06速(月)報套印/110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縣市別" table:style-name="ta2">
        <table:table-source xlink:href="file:///C:/Users/moi1849/Desktop/123/3/1.月報/06速(月)報套印/110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年月別" table:style-name="ta2">
        <table:table-source xlink:href="file:///C:/Users/moi1849/Desktop/123/3/1.月報/06速(月)報套印/110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縣市別" table:style-name="ta2">
        <table:table-source xlink:href="file:///C:/Users/moi1849/Desktop/123/3/1.月報/06速(月)報套印/110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1-遷徙" table:style-name="ta2">
        <table:table-source xlink:href="file:///C:/Users/moi1849/Desktop/123/3/1.月報/06速(月)報套印/110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6-03T02:43:14Z</meta:creation-date>
    <dc:date>2021-06-03T02:43:42Z</dc:date>
  </office:meta>
</office:document-meta>
</file>